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 Light" svg:font-family="'Inter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nter Light" fo:font-size="15pt" officeooo:rsid="0003f740" officeooo:paragraph-rsid="0003f740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Inter Light" fo:font-size="15pt" officeooo:rsid="0007979b" officeooo:paragraph-rsid="0007979b" style:font-size-asian="15pt" style:font-size-complex="15pt"/>
    </style:style>
    <style:style style:name="T1" style:family="text">
      <style:text-properties officeooo:rsid="000797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der this as my fi<text:span text:style-name="T1">r</text:span>st draft</text:p>
      <text:p text:style-name="P1"/>
      <text:p text:style-name="P2">as you can probably see that I’ve made a typing error. I don’t know what I’m writing. Haha. Consider this the second draft. See, I am working on a single file but I’m saying this is first draft, second draft and so on. Let’s save the file and send it to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 Light" svg:font-family="'Inter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roid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Droid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1T23:36:39.668163951</dc:date>
    <meta:editing-duration>PT52M16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2" meta:word-count="58" meta:character-count="292" meta:non-whitespace-character-count="236"/>
  </office:meta>
</office:document-meta>
</file>